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7.48mm" fo:margin-left="25.28mm" style:page-number="auto" table:align="left" style:writing-mode="lr-tb"/>
    </style:style>
    <style:style style:name="Table1.A" style:family="table-column">
      <style:table-column-properties style:column-width="85.95mm"/>
    </style:style>
    <style:style style:name="Table1.B" style:family="table-column">
      <style:table-column-properties style:column-width="9.26mm"/>
    </style:style>
    <style:style style:name="Table1.C" style:family="table-column">
      <style:table-column-properties style:column-width="32.26mm"/>
    </style:style>
    <style:style style:name="Table1.1" style:family="table-row">
      <style:table-row-properties style:row-height="43.09mm" fo:keep-together="auto"/>
    </style:style>
    <style:style style:name="Table1.A1" style:family="table-cell">
      <style:table-cell-properties fo:padding="0mm" fo:border="0.5pt solid #000001"/>
    </style:style>
    <style:style style:name="Table1.B1" style:family="table-cell">
      <style:table-cell-properties fo:padding="0mm" fo:border-left="0.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1.59mm" fo:keep-together="auto"/>
    </style:style>
    <style:style style:name="Table1.A2" style:family="table-cell">
      <style:table-cell-properties fo:padding="0mm" fo:border-left="0.5pt solid #000001" fo:border-right="0.5pt solid #000001" fo:border-top="0.5pt solid #000001" fo:border-bottom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" style:family="paragraph" style:parent-style-name="Standard">
      <style:paragraph-properties fo:margin-top="6.99mm" fo:margin-bottom="0mm" fo:line-height="150%" fo:text-align="center" style:justify-single-word="false"/>
    </style:style>
    <style:style style:name="P3" style:family="paragraph" style:parent-style-name="Standard">
      <style:paragraph-properties fo:margin-top="6.99mm" fo:margin-bottom="0mm" fo:line-height="150%" fo:text-align="center" style:justify-single-word="false"/>
      <style:text-properties fo:color="#000000" style:font-name="Times New Roman" fo:letter-spacing="-0.11mm" fo:font-weight="bold" style:font-weight-asian="bold" style:text-scale="105%"/>
    </style:style>
    <style:style style:name="P4" style:family="paragraph" style:parent-style-name="Standard">
      <style:paragraph-properties fo:margin-top="9.53mm" fo:margin-bottom="0mm" fo:line-height="81%" fo:text-align="center" style:justify-single-word="false"/>
    </style:style>
    <style:style style:name="P5" style:family="paragraph" style:parent-style-name="Standard">
      <style:paragraph-properties fo:margin-top="8.26mm" fo:margin-bottom="0mm" fo:line-height="85%" fo:text-align="center" style:justify-single-word="false"/>
    </style:style>
    <style:style style:name="P6" style:family="paragraph" style:parent-style-name="Standard">
      <style:paragraph-properties fo:margin-top="0mm" fo:margin-bottom="9.17mm" fo:line-height="0.35mm"/>
    </style:style>
    <style:style style:name="P7" style:family="paragraph" style:parent-style-name="Standard">
      <style:paragraph-properties fo:margin-left="0mm" fo:margin-right="121.92mm" fo:line-height="6.7mm" fo:text-indent="0mm" style:auto-text-indent="false"/>
    </style:style>
    <style:style style:name="P8" style:family="paragraph" style:parent-style-name="Standard">
      <style:paragraph-properties fo:margin-top="3.18mm" fo:margin-bottom="0mm" fo:line-height="4.53mm">
        <style:tab-stops>
          <style:tab-stop style:position="152.4mm" style:type="right"/>
        </style:tab-stops>
      </style:paragraph-properties>
    </style:style>
    <style:style style:name="P9" style:family="paragraph" style:parent-style-name="Standard">
      <style:paragraph-properties fo:margin-top="3.18mm" fo:margin-bottom="0mm" fo:line-height="4.53mm">
        <style:tab-stops>
          <style:tab-stop style:position="152.47mm" style:type="right"/>
        </style:tab-stops>
      </style:paragraph-properties>
    </style:style>
    <style:style style:name="P10" style:family="paragraph" style:parent-style-name="Standard">
      <style:paragraph-properties fo:margin-top="3.18mm" fo:margin-bottom="0mm" fo:line-height="4.46mm">
        <style:tab-stops>
          <style:tab-stop style:position="50.92mm" style:leader-style="dotted" style:leader-text="."/>
          <style:tab-stop style:position="120.3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2.7mm" fo:margin-right="0mm" fo:line-height="4.53mm" fo:text-indent="0mm" style:auto-text-indent="false">
        <style:tab-stops>
          <style:tab-stop style:position="89.7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2.7mm" fo:margin-right="0mm" fo:line-height="4.6mm" fo:text-indent="0mm" style:auto-text-indent="false"/>
    </style:style>
    <style:style style:name="P13" style:family="paragraph" style:parent-style-name="Standard" style:list-style-name="WWNum1">
      <style:paragraph-properties fo:margin-left="25.4mm" fo:margin-right="0mm" fo:margin-top="2.54mm" fo:margin-bottom="0mm" fo:line-height="4.43mm" fo:text-indent="-12.7mm" style:auto-text-indent="false">
        <style:tab-stops>
          <style:tab-stop style:position="16.51mm" style:type="char" style:char="."/>
          <style:tab-stop style:position="25.52mm"/>
        </style:tab-stops>
      </style:paragraph-properties>
    </style:style>
    <style:style style:name="P14" style:family="paragraph" style:parent-style-name="Standard" style:list-style-name="WWNum1">
      <style:paragraph-properties fo:margin-left="25.4mm" fo:margin-right="0mm" fo:margin-top="2.54mm" fo:margin-bottom="0mm" fo:line-height="4.36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5" style:family="paragraph" style:parent-style-name="Standard" style:list-style-name="WWNum1">
      <style:paragraph-properties fo:margin-left="25.4mm" fo:margin-right="0mm" fo:margin-top="2.54mm" fo:margin-bottom="0mm" fo:line-height="4.32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25.4mm" fo:margin-right="0mm" fo:margin-top="2.54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25.4mm" fo:margin-right="0mm" fo:margin-top="2.54mm" fo:margin-bottom="0mm" fo:line-height="4.15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8" style:family="paragraph" style:parent-style-name="Standard" style:list-style-name="WWNum1">
      <style:paragraph-properties fo:margin-left="25.4mm" fo:margin-right="0mm" fo:margin-top="3.18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9" style:family="paragraph" style:parent-style-name="Standard" style:list-style-name="WWNum1">
      <style:paragraph-properties fo:margin-left="0mm" fo:margin-right="13.97mm" fo:margin-top="1.91mm" fo:margin-bottom="0mm" fo:line-height="13.07mm" fo:text-indent="12.7mm" style:auto-text-indent="false">
        <style:tab-stops>
          <style:tab-stop style:position="16.51mm" style:type="char" style:char="."/>
          <style:tab-stop style:position="138.55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3.81mm" fo:margin-bottom="0mm" fo:line-height="4.62mm">
        <style:tab-stops>
          <style:tab-stop style:position="76.13mm" style:leader-style="dotted" style:leader-text="."/>
          <style:tab-stop style:position="138.87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76.2mm" fo:margin-right="0mm" fo:margin-top="3.18mm" fo:margin-bottom="0mm" fo:line-height="4.62mm" fo:text-indent="0mm" style:auto-text-indent="false">
        <style:tab-stops>
          <style:tab-stop style:position="139.31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mm" fo:margin-right="6.35mm" fo:margin-top="2.54mm" fo:margin-bottom="0mm" fo:line-height="3.67mm" fo:text-indent="0mm" style:auto-text-indent="false"/>
    </style:style>
    <style:style style:name="P23" style:family="paragraph" style:parent-style-name="Standard">
      <style:paragraph-properties fo:margin-top="2.54mm" fo:margin-bottom="0mm" fo:line-height="101%"/>
    </style:style>
    <style:style style:name="T1" style:family="text">
      <style:text-properties fo:color="#000000" style:font-name="Times New Roman" fo:letter-spacing="-0.11mm" fo:font-weight="bold" style:font-weight-asian="bold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font-weight="bold" style:font-weight-asian="bold" style:text-scale="105%"/>
    </style:style>
    <style:style style:name="T4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5" style:family="text">
      <style:text-properties fo:color="#000000" style:font-name="Times New Roman" fo:letter-spacing="-0.19mm" fo:font-weight="bold" style:font-weight-asian="bold" style:text-scale="105%"/>
    </style:style>
    <style:style style:name="T6" style:family="text">
      <style:text-properties fo:color="#000000" style:font-name="Times New Roman" fo:letter-spacing="-0.46mm" style:text-scale="105%"/>
    </style:style>
    <style:style style:name="T7" style:family="text">
      <style:text-properties fo:color="#000000" style:font-name="Times New Roman" fo:letter-spacing="-0.07mm" style:text-scale="105%"/>
    </style:style>
    <style:style style:name="T8" style:family="text">
      <style:text-properties fo:color="#000000" style:font-name="Times New Roman" fo:letter-spacing="-0.02mm" style:text-scale="105%"/>
    </style:style>
    <style:style style:name="T9" style:family="text">
      <style:text-properties fo:color="#000000" style:font-name="Times New Roman" fo:letter-spacing="-0.04mm" style:text-scale="105%"/>
    </style:style>
    <style:style style:name="T10" style:family="text">
      <style:text-properties fo:color="#000000" style:font-name="Times New Roman" fo:letter-spacing="0.04mm" style:text-scale="105%"/>
    </style:style>
    <style:style style:name="T11" style:family="text">
      <style:text-properties fo:color="#000000" style:font-name="Times New Roman" fo:letter-spacing="0.02mm" style:text-scale="105%"/>
    </style:style>
    <style:style style:name="T12" style:family="text">
      <style:text-properties fo:color="#000000" style:font-name="Times New Roman" fo:letter-spacing="0.11mm" style:text-scale="105%"/>
    </style:style>
    <style:style style:name="T13" style:family="text">
      <style:text-properties fo:color="#000000" style:font-name="Times New Roman" fo:letter-spacing="0.05mm" style:text-scale="105%"/>
    </style:style>
    <style:style style:name="T14" style:family="text">
      <style:text-properties fo:color="#000000" style:font-name="Times New Roman" fo:letter-spacing="-0.18mm" style:text-scale="105%"/>
    </style:style>
    <style:style style:name="T15" style:family="text">
      <style:text-properties fo:color="#000000" style:font-name="Times New Roman" fo:font-size="9pt" fo:letter-spacing="-0.14mm" style:font-size-asian="9pt" style:text-scale="110%"/>
    </style:style>
    <style:style style:name="T16" style:family="text">
      <style:text-properties fo:color="#000000" style:font-name="Times New Roman" fo:font-size="9pt" fo:letter-spacing="-0.11mm" style:font-size-asian="9pt" style:text-scale="110%"/>
    </style:style>
    <style:style style:name="T17" style:family="text">
      <style:text-properties fo:color="#000000" style:font-name="Arial" fo:font-size="20pt" fo:font-weight="bold" style:font-size-asian="20pt" style:font-weight-asian="bold" style:text-scale="10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E COMPANIES ACT <text:line-break/></text:span><text:span text:style-name="T3">(CHAPTER 50) <text:line-break/></text:span><text:span text:style-name="T1">SECTION 173(4A)</text:span></text:p>
            <text:p text:style-name="P2"><text:span text:style-name="T4">CONSENT TO ACT AS SECRETARY</text:span></text:p>
            <text:p text:style-name="P3"/>
            <text:p text:style-name="P3"/>
            <text:p text:style-name="P3"/>
            <text:p text:style-name="P3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4"><text:span text:style-name="T3">FORM</text:span></text:p>
            <text:p text:style-name="P5"><text:span text:style-name="T17">45B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6"/>
      <text:p text:style-name="P7"><text:span text:style-name="T5">Name of company: </text:span><text:bookmark text:name="_GoBack"/><text:span text:style-name="T3">Company No:</text:span></text:p>
      <text:p text:style-name="P8"><text:span text:style-name="T6">1.<text:tab/></text:span><text:span text:style-name="T2">I, the undermentioned person, hereby consent to act as a secretary of the abovenamed</text:span></text:p>
      <text:p text:style-name="P11"><text:span text:style-name="T7">company with effect from<text:tab/></text:span></text:p>
      <text:p text:style-name="P9"><text:span text:style-name="T2">#2.<text:tab/></text:span><text:span text:style-name="T8">I am a qualified person under section 171(1AA) of the Companies Act by virtue of my</text:span></text:p>
      <text:p text:style-name="P12"><text:span text:style-name="T2">being —</text:span></text:p>
      <text:list xml:id="list1707746554" text:style-name="WWNum1">
        <text:list-item>
          <text:p text:style-name="P13"><text:span text:style-name="T2">(i)<text:tab/></text:span><text:span text:style-name="T9">a secretary of a company for at least 3 of the 5 years immediately preceding the <text:line-break/></text:span><text:span text:style-name="T10">abovementioned date of my appointment as secretary of the abovenamed </text:span><text:span text:style-name="T2">company.</text:span></text:p>
        </text:list-item>
        <text:list-item>
          <text:p text:style-name="P14"><text:span text:style-name="T11">(ii) a qualified person under the Legal Profession Act (Cap. 161).</text:span></text:p>
        </text:list-item>
        <text:list-item>
          <text:p text:style-name="P15"><text:span text:style-name="T12">(iii) a public accountant.</text:span></text:p>
        </text:list-item>
        <text:list-item>
          <text:p text:style-name="P16"><text:span text:style-name="T8">(iiia) a member of the Institute of Certified Public Accountants of Singapore.</text:span></text:p>
        </text:list-item>
        <text:list-item>
          <text:p text:style-name="P17"><text:span text:style-name="T8">(iv) a member of the Singapore Association of the Institute of Chartered Secretaries </text:span><text:span text:style-name="T7">and Administrators.</text:span></text:p>
        </text:list-item>
        <text:list-item>
          <text:p text:style-name="P18"><text:span text:style-name="T2">(v) a member of the Association of International Accountants (Singapore Branch).</text:span></text:p>
        </text:list-item>
        <text:list-item>
          <text:p text:style-name="P19"><text:span text:style-name="T13">(vi) a member of The Institute of Company Accountants, Singapore. </text:span><text:span text:style-name="T2">Address<text:tab/></text:span></text:p>
        </text:list-item>
      </text:list>
      <text:p text:style-name="P20"><text:span text:style-name="T14">*NRIC/Passport No: <text:s/><text:tab/></text:span><text:span text:style-name="T2">Nationality<text:tab/></text:span></text:p>
      <text:p text:style-name="P21"><text:span text:style-name="T2">Signature<text:tab/></text:span></text:p>
      <text:p text:style-name="P10"><text:span text:style-name="T2">Dated this<text:tab/> day of<text:tab/></text:span></text:p>
      <text:p text:style-name="P22"><text:span text:style-name="T15"># To be completed by secretaries of public companies only or by secretaries of private companies appointed under </text:span><text:span text:style-name="T16">section 171(1AB) of the Act.</text:span></text:p>
      <text:p text:style-name="P23"><text:span text:style-name="T16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normal" fo:language="en" fo:country="US" style:font-size-asian="11pt" style:text-scale="10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19mm" fo:margin-bottom="18.73mm" fo:margin-left="29.97mm" fo:margin-right="32.12mm" style:writing-mode="lr-tb" style:layout-grid-color="#c0c0c0" style:layout-grid-lines="235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3</meta:editing-cycles>
    <meta:creation-date>2015-12-16T03:16:00</meta:creation-date>
    <dc:date>2015-12-16T03:26:00</dc:date>
    <meta:editing-duration>PT10S</meta:editing-duration>
    <meta:generator>LibreOffice/3.5$Linux_X86_64 LibreOffice_project/350m1$Build-2</meta:generator>
    <meta:document-statistic meta:table-count="1" meta:image-count="0" meta:object-count="0" meta:page-count="1" meta:paragraph-count="21" meta:word-count="191" meta:character-count="1145" meta:non-whitespace-character-count="9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